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Юч: Сделай сам.</text:p>
      <text:p text:style-name="Standard">Меня зовут Сергей Сильнов и я представляю проект Юч: Сделай сам по шагам.</text:p>
      <text:p text:style-name="Standard">Хэнд мэйд изменился. Если в советское время приходилось многое дорабатывать напильником из-за низкого качества, то теперь главное – уникальность. Люди хотят выглядеть уникально, пользоваться уникальными вещами. Стало возможно не только улучшать существующее, но и делать многое дома. Технологий масса — компаунды, лазерная резка, трехмерная печать. Добро пожаловать в новый мир вещей выпущенных тиражом одна штука.</text:p>
      <text:p text:style-name="Standard">Производить-то стало легко. Придумывать по прежнему сложно. Именно эту проблему мы и собираемся решить. С миру по нитке. Если вы умеете делать что-то интересное, то просто раскажите как — от начала и до конца, по шагам.</text:p>
      <text:p text:style-name="Standard">За ближайшие два дня мы попытаемся сделать прототип веб-приложения, которое позволит легко впитывать ваши навыки и распространять их по миру. Жду помощи в оформлении, верстке шаблонов и главное — содержимом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nya </meta:initial-creator>
    <meta:creation-date>2010-05-11T21:56:51</meta:creation-date>
    <dc:date>2010-05-15T07:28:57</dc:date>
    <dc:creator>ku </dc:creator>
    <meta:editing-duration>PT32H51M07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137" meta:character-count="928"/>
  </office:meta>
</office:document-meta>
</file>